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2e7ee" officeooo:paragraph-rsid="0012e7e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5f34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6603e" officeooo:paragraph-rsid="0016603e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4ccec" officeooo:paragraph-rsid="0004ccec"/>
    </style:style>
    <style:style style:name="P12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63004" officeooo:paragraph-rsid="00063004"/>
    </style:style>
    <style:style style:name="P14" style:family="paragraph" style:parent-style-name="Standard">
      <style:text-properties officeooo:rsid="0007ab29" officeooo:paragraph-rsid="0007ab29"/>
    </style:style>
    <style:style style:name="P15" style:family="paragraph" style:parent-style-name="Standard">
      <style:text-properties officeooo:rsid="000d707d" officeooo:paragraph-rsid="000d707d"/>
    </style:style>
    <style:style style:name="P16" style:family="paragraph" style:parent-style-name="Standard">
      <style:text-properties officeooo:rsid="000efc93" officeooo:paragraph-rsid="000efc93"/>
    </style:style>
    <style:style style:name="P17" style:family="paragraph" style:parent-style-name="Standard">
      <style:text-properties officeooo:rsid="0012e7ee" officeooo:paragraph-rsid="0012e7ee"/>
    </style:style>
    <style:style style:name="P18" style:family="paragraph" style:parent-style-name="Standard">
      <style:text-properties officeooo:rsid="0012e7ee" officeooo:paragraph-rsid="00137324"/>
    </style:style>
    <style:style style:name="P19" style:family="paragraph" style:parent-style-name="Standard">
      <style:text-properties officeooo:rsid="00147814" officeooo:paragraph-rsid="00147814"/>
    </style:style>
    <style:style style:name="P20" style:family="paragraph" style:parent-style-name="Standard">
      <style:text-properties officeooo:rsid="0015f344" officeooo:paragraph-rsid="0015f344"/>
    </style:style>
    <style:style style:name="P21" style:family="paragraph" style:parent-style-name="Standard">
      <style:text-properties officeooo:rsid="0016603e" officeooo:paragraph-rsid="0016603e"/>
    </style:style>
    <style:style style:name="P22" style:family="paragraph" style:parent-style-name="Standard">
      <style:text-properties fo:font-weight="bold" officeooo:rsid="0016603e" officeooo:paragraph-rsid="0016603e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bold" officeooo:rsid="00178ec4" officeooo:paragraph-rsid="00178ec4" style:font-weight-asian="bold" style:font-weight-complex="bold"/>
    </style:style>
    <style:style style:name="P24" style:family="paragraph" style:parent-style-name="Standard">
      <style:text-properties officeooo:rsid="00168382" officeooo:paragraph-rsid="00168382"/>
    </style:style>
    <style:style style:name="P25" style:family="paragraph" style:parent-style-name="Standard">
      <style:paragraph-properties>
        <style:tab-stops>
          <style:tab-stop style:position="6.733cm"/>
        </style:tab-stops>
      </style:paragraph-properties>
      <style:text-properties fo:font-weight="normal" officeooo:rsid="00178ec4" officeooo:paragraph-rsid="00178ec4" style:font-weight-asian="normal" style:font-weight-complex="normal"/>
    </style:style>
    <style:style style:name="P26" style:family="paragraph" style:parent-style-name="Standard" style:list-style-name="L1">
      <style:text-properties officeooo:rsid="0015f344" officeooo:paragraph-rsid="0015f344"/>
    </style:style>
    <style:style style:name="P27" style:family="paragraph" style:parent-style-name="Standard" style:list-style-name="L1">
      <style:text-properties officeooo:rsid="0015f344" officeooo:paragraph-rsid="0018682d"/>
    </style:style>
    <style:style style:name="P28" style:family="paragraph" style:parent-style-name="Standard">
      <style:text-properties officeooo:rsid="0015f344" officeooo:paragraph-rsid="0018682d"/>
    </style:style>
    <style:style style:name="P29" style:family="paragraph" style:parent-style-name="Standard">
      <style:text-properties officeooo:rsid="0018682d" officeooo:paragraph-rsid="0018682d"/>
    </style:style>
    <style:style style:name="P30" style:family="paragraph" style:parent-style-name="Standard" style:list-style-name="L1">
      <style:text-properties officeooo:rsid="0018682d" officeooo:paragraph-rsid="0018682d"/>
    </style:style>
    <style:style style:name="P31" style:family="paragraph" style:parent-style-name="Standard">
      <style:text-properties fo:font-size="16pt" style:text-underline-style="solid" style:text-underline-width="auto" style:text-underline-color="font-color" fo:font-weight="bold" officeooo:rsid="0015f344" officeooo:paragraph-rsid="0018682d" style:font-size-asian="16pt" style:font-weight-asian="bold" style:font-size-complex="16pt" style:font-weight-complex="bold"/>
    </style:style>
    <style:style style:name="P32" style:family="paragraph" style:parent-style-name="Standard">
      <style:paragraph-properties>
        <style:tab-stops>
          <style:tab-stop style:position="6.733cm"/>
        </style:tab-stops>
      </style:paragraph-properties>
      <style:text-properties fo:font-size="16pt" style:text-underline-style="solid" style:text-underline-width="auto" style:text-underline-color="font-color" fo:font-weight="bold" officeooo:rsid="0018682d" officeooo:paragraph-rsid="0018682d" style:font-size-asian="16pt" style:font-weight-asian="bold" style:font-size-complex="16pt" style:font-weight-complex="bold"/>
    </style:style>
    <style:style style:name="P33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1a44bd" officeooo:paragraph-rsid="001a44bd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rsid="001c12c8" officeooo:paragraph-rsid="001c12c8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  <style:style style:name="T7" style:family="text">
      <style:text-properties officeooo:rsid="00137324"/>
    </style:style>
    <style:style style:name="T8" style:family="text">
      <style:text-properties officeooo:rsid="00168382"/>
    </style:style>
    <style:style style:name="T9" style:family="text">
      <style:text-properties officeooo:rsid="001868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12">Repositorios ECLIPSE</text:p>
      <text:p text:style-name="P11"/>
      <text:p text:style-name="P11">-Seleccionar la maquina virtual de Java:</text:p>
      <text:p text:style-name="P11"/>
      <text:p text:style-name="P11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11"/>
      <text:p text:style-name="P13">-Ir al compilador y observar que esta en la version 11</text:p>
      <text:p text:style-name="P13"/>
      <text:p text:style-name="P13">-Vamos a server:</text:p>
      <text:p text:style-name="P11"/>
      <text:p text:style-name="P11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11"/>
      <text:p text:style-name="P11"><text:span text:style-name="T2">-C</text:span>rear nuevo proyecto <text:span text:style-name="T2">o si ya esta creado saltar hasta el paso de Git</text:span></text:p>
      <text:p text:style-name="P11"/>
      <text:p text:style-name="P11">-<text:span text:style-name="T2">U</text:span>na vez creado <text:span text:style-name="T2">seleccionamos la maquina virtual y el servidor</text:span></text:p>
      <text:p text:style-name="P11"/>
      <text:p text:style-name="P11"><text:span text:style-name="T2"><text:tab/>P</text:span>roperties<text:span text:style-name="T2">(</text:span>del proyecto<text:span text:style-name="T2">) → </text:span>java build path → jre 11</text:p>
      <text:p text:style-name="P11"/>
      <text:p text:style-name="P13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3"/>
      <text:p text:style-name="P13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3"/>
      <text:p text:style-name="P13">-Create a new local git repository → Seleccionamo la ruta del workspace</text:p>
      <text:p text:style-name="P13"/>
      <text:p text:style-name="P14">-Configurar remote</text:p>
      <text:p text:style-name="P14"/>
      <text:p text:style-name="P14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4"><text:soft-page-break/><text:tab/><text:span text:style-name="T5">Ref mappings → create or edit a refspec → (+refs/heads/master:refs/heads/master) → Finish <text:tab/>→ SAVE</text:span></text:p>
      <text:p text:style-name="P15"><text:tab/>Configure fetch → <text:span text:style-name="T6">add </text:span>→ + → Next → <text:span text:style-name="T6">+refs/heads/master:refs/remote/origin/master</text:span></text:p>
      <text:p text:style-name="P15"><text:tab/></text:p>
      <text:p text:style-name="P16">window→ Show view → others → git staging</text:p>
      <text:p text:style-name="P14"/>
      <text:p text:style-name="P14"/>
      <text:p text:style-name="P13"/>
      <text:p text:style-name="P13"/>
      <text:p text:style-name="P8">Correr Servlets en Eclipse</text:p>
      <text:p text:style-name="P17"/>
      <text:p text:style-name="P17">Window → preferences → Server → RunTime Environment → Añadir Tomcat 8.0</text:p>
      <text:p text:style-name="P17"/>
      <text:p text:style-name="P17">Window → preferences → Java → Seleccionamos JDK11 → Compilador → Compiler compliance level 1.8</text:p>
      <text:p text:style-name="P17"/>
      <text:p text:style-name="P18">Window → preferences → Server → RunTime Environment → <text:span text:style-name="T7">Editamos Tomcat 8.0 → En JRE seleccionamos java JDK11</text:span></text:p>
      <text:p text:style-name="P18"/>
      <text:p text:style-name="P19">Properties del proyecto → Java Build Path → Revisamos que estamos en la version 11 → Add library → Server Runtime → Tomcat 8 → Remove en Tomcat 11</text:p>
      <text:p text:style-name="P17"/>
      <text:p text:style-name="P19">Properties del proyecto → Java Compiler → Compliance level 1.8</text:p>
      <text:p text:style-name="P19"/>
      <text:p text:style-name="P19">Properties del proyecto → Project Facets → Java: 1.8, Dynamic Web Modules: 3.1</text:p>
      <text:p text:style-name="P19"/>
      <text:p text:style-name="P19"/>
      <text:p text:style-name="P9">REQUISITOS PARA PROYECTO SERVLET</text:p>
      <text:p text:style-name="P20"/>
      <text:list xml:id="list3096768133" text:style-name="L1">
        <text:list-item>
          <text:p text:style-name="P26">Introducir cabecera y footer con JSP</text:p>
        </text:list-item>
        <text:list-item>
          <text:p text:style-name="P26">Hacer control de errores</text:p>
        </text:list-item>
      </text:list>
      <text:p text:style-name="P20"/>
      <text:p text:style-name="P20"/>
      <text:p text:style-name="P10">Proyecto ejemplo Spring</text:p>
      <text:p text:style-name="P21"/>
      <text:p text:style-name="P22">-Service1.java,Service2.java </text:p>
      <text:p text:style-name="P21"/>
      <text:p text:style-name="P21">@Component</text:p>
      <text:p text:style-name="P21">public class Service1{</text:p>
      <text:p text:style-name="P21"><text:tab/>void doSmth() {</text:p>
      <text:p text:style-name="P21"><text:tab/><text:tab/>Syso(“hola”);</text:p>
      <text:p text:style-name="P21"><text:tab/>}</text:p>
      <text:p text:style-name="P21">}</text:p>
      <text:p text:style-name="P21"/>
      <text:p text:style-name="P22">-DependantService.java</text:p>
      <text:p text:style-name="P21"/>
      <text:p text:style-name="P21">private Service1 service1;</text:p>
      <text:p text:style-name="P21">“”””</text:p>
      <text:p text:style-name="P21"/>
      <text:p text:style-name="P21"/>
      <text:p text:style-name="P21"/>
      <text:p text:style-name="P24"><text:soft-page-break/>@Autowired</text:p>
      <text:p text:style-name="P21">public dependantService(<text:span text:style-name="T8">Service1 service1, “”</text:span>){</text:p>
      <text:p text:style-name="P21">this.service1 = service1;</text:p>
      <text:p text:style-name="P21">“”</text:p>
      <text:p text:style-name="P21">}</text:p>
      <text:p text:style-name="P21">void doSmth(){</text:p>
      <text:p text:style-name="P21"><text:tab/>service1.doSmth();</text:p>
      <text:p text:style-name="P21"><text:tab/>“””;</text:p>
      <text:p text:style-name="P21">}</text:p>
      <text:p text:style-name="P21"/>
      <text:p text:style-name="P21"/>
      <text:p text:style-name="P21"/>
      <text:p text:style-name="P22">-DemoIoc2Application.java</text:p>
      <text:p text:style-name="P21"/>
      <text:p text:style-name="P21">@SpringBootApplication</text:p>
      <text:p text:style-name="P21"/>
      <text:p text:style-name="P21">public class DemoIoc2Application{</text:p>
      <text:p text:style-name="P21"><text:tab/>public static void main(String[] args) {</text:p>
      <text:p text:style-name="P21"><text:tab/><text:tab/>ApplicationContext ctx = SpringApplication.run(DemoIoc2Application.class, args);</text:p>
      <text:p text:style-name="P21"/>
      <text:p text:style-name="P21"><text:tab/><text:tab/>((DependantService) ctx.getBean(“dependantService”)).doSmth();</text:p>
      <text:p text:style-name="P21"><text:tab/>}</text:p>
      <text:p text:style-name="P21">}</text:p>
      <text:p text:style-name="P21"/>
      <text:p text:style-name="P21"/>
      <text:p text:style-name="P32">DEPENDENDCIAS</text:p>
      <text:p text:style-name="P23"/>
      <text:p text:style-name="P25">Web</text:p>
      <text:p text:style-name="P25">Thymeleaf</text:p>
      <text:p text:style-name="P25">Devtools</text:p>
      <text:p text:style-name="P25">Validation</text:p>
      <text:p text:style-name="P24"/>
      <text:p text:style-name="P33">PROYECTO SPRING</text:p>
      <text:p text:style-name="P29"/>
      <text:p text:style-name="P29">Cliente tiene que tener listado de pedidos realizados</text:p>
      <text:p text:style-name="P29">Debe poder editar un pedido</text:p>
      <text:p text:style-name="P29">La parte de productos debe de ser un servicio</text:p>
      <text:p text:style-name="P29"/>
      <text:p text:style-name="P29">Login/Productos/Envio/Fin</text:p>
      <text:p text:style-name="P29"/>
      <text:p text:style-name="P29">Listado Pedido –&gt; Edicion pedido</text:p>
      <text:p text:style-name="P29"/>
      <text:p text:style-name="P34">@Autowired httpsession sesion;</text:p>
      <text:p text:style-name="P29"/>
      <text:p text:style-name="P31">REQUISITOS PARA PROYECTO <text:span text:style-name="T9">SPRING</text:span></text:p>
      <text:p text:style-name="P28"/>
      <text:list xml:id="list90640818189100" text:continue-numbering="true" text:style-name="L1">
        <text:list-item>
          <text:p text:style-name="P27">Introducir cabecera y footer con JSP</text:p>
        </text:list-item>
        <text:list-item>
          <text:p text:style-name="P27">Hacer control de errores</text:p>
        </text:list-item>
        <text:list-item>
          <text:p text:style-name="P30">Al finalizar pedido permitir hacer otro o desloguear</text:p>
        </text:list-item>
        <text:list-item>
          <text:p text:style-name="P30">Modelo: Usuario(Nombre, contra, email) Producto (Nombre, precio) Pedido(Array&lt;Producto&gt;, <text:s/>usuario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1-30T09:06:40.632392730</dc:date>
    <meta:editing-duration>PT1H49M49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3" meta:paragraph-count="85" meta:word-count="529" meta:character-count="3493" meta:non-whitespace-character-count="3027"/>
  </office:meta>
</office:document-meta>
</file>